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4.304cm"/>
    </style:style>
    <style:style style:name="co4" style:family="table-column">
      <style:table-column-properties fo:break-before="auto" style:column-width="10.62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</office:automatic-styles>
  <office:body>
    <office:spreadsheet>
      <table:table table:name="시트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>
            <text:p>Report Data</text:p>
          </table:table-cell>
          <table:table-cell table:style-name="ce1"/>
          <table:table-cell table:style-name="Default" table:number-columns-repeated="1022"/>
        </table:table-row>
        <table:table-row table:style-name="ro1">
          <table:table-cell table:style-name="ce1" table:number-columns-repeated="2"/>
          <table:table-cell table:style-name="Default" table:number-columns-repeated="1022"/>
        </table:table-row>
        <table:table-row table:style-name="ro1">
          <table:table-cell table:style-name="ce1" office:value-type="string">
            <text:p>Caterory</text:p>
          </table:table-cell>
          <table:table-cell table:style-name="ce1" office:value-type="string">
            <text:p>Data Define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Description</text:p>
          </table:table-cell>
          <table:table-cell table:style-name="Default" table:number-columns-repeated="1020"/>
        </table:table-row>
        <table:table-row table:style-name="ro1">
          <table:table-cell office:value-type="string">
            <text:p>Common</text:p>
          </table:table-cell>
          <table:table-cell office:value-type="string">
            <text:p>dateMeasure</text:p>
          </table:table-cell>
          <table:table-cell/>
          <table:table-cell office:value-type="string">
            <text:p>Date Stamp</text:p>
          </table:table-cell>
          <table:table-cell office:value-type="string">
            <text:p>원본 데이터의 생성일 즉 파일 명에 표기된 날짜와 시간.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>
            <text:p>dateReport</text:p>
          </table:table-cell>
          <table:table-cell table:style-name="Default" office:value-type="string">
            <text:p>02/11/2017</text:p>
          </table:table-cell>
          <table:table-cell table:style-name="Default" office:value-type="string">
            <text:p>보고서 생성일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Default" office:value-type="string">
            <text:p>strInspector</text:p>
          </table:table-cell>
          <table:table-cell table:style-name="Default"/>
          <table:table-cell table:style-name="Default" office:value-type="string">
            <text:p>사용자 &amp; 보고서 작성자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Measurement Probe</text:p>
          </table:table-cell>
          <table:table-cell office:value-type="string">
            <text:p>strMaker</text:p>
          </table:table-cell>
          <table:table-cell/>
          <table:table-cell office:value-type="string">
            <text:p>Mak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rModel</text:p>
          </table:table-cell>
          <table:table-cell/>
          <table:table-cell office:value-type="string">
            <text:p>Mod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tSerialNo</text:p>
          </table:table-cell>
          <table:table-cell/>
          <table:table-cell office:value-type="string">
            <text:p>Serial numb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minal Frequency(MHz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ystal shap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ystal siz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surement Instrument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MTSUBISHI</text:p>
          </table:table-cell>
          <table:table-cell office:value-type="string">
            <text:p>Mak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UI-23</text:p>
          </table:table-cell>
          <table:table-cell office:value-type="string">
            <text:p>Mod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23130</text:p>
          </table:table-cell>
          <table:table-cell office:value-type="string">
            <text:p>Serial numb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l. Due Dat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surement Conditions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R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mpas</text:p>
          </table:table-cell>
          <table:table-cell office:value-type="string">
            <text:p>Measurement blo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surement Results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Peak frequency(MHz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enter frequency(MHz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% Bandwidth(-6dB)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 office:value-type="string">
            <text:p>Others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2"/>
          <table:table-cell table:style-name="Default" office:value-type="string">
            <text:p>박장식(L-II)</text:p>
          </table:table-cell>
          <table:table-cell table:style-name="Default" office:value-type="string">
            <text:p>Measured by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>
            <text:p>홍길동</text:p>
          </table:table-cell>
          <table:table-cell table:style-name="Default" office:value-type="string">
            <text:p>Q.A Reviewed by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>
            <text:p>이두연(L-III)</text:p>
          </table:table-cell>
          <table:table-cell table:style-name="Default" office:value-type="string">
            <text:p>Approved by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>
            <text:p>FFT data</text:p>
          </table:table-cell>
          <table:table-cell table:style-name="Default" office:value-type="string">
            <text:p>listSourceData</text:p>
          </table:table-cell>
          <table:table-cell table:style-name="Default" office:value-type="string">
            <text:p>list&lt;float&gt;</text:p>
          </table:table-cell>
          <table:table-cell table:style-name="Default" office:value-type="string">
            <text:p>수집된데이터</text:p>
          </table:table-cell>
          <table:table-cell table:style-name="Default" office:value-type="string">
            <text:p>원본파일에서 읽은 값, chart 생성을 위한 데이터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>
            <text:p>listFFTData</text:p>
          </table:table-cell>
          <table:table-cell table:style-name="Default" office:value-type="string">
            <text:p>list&lt;float&gt;</text:p>
          </table:table-cell>
          <table:table-cell table:style-name="Default" office:value-type="string">
            <text:p>FFT 변환 결과 데이터</text:p>
          </table:table-cell>
          <table:table-cell table:style-name="Default" table:number-columns-repeated="1020"/>
        </table:table-row>
      </table:table>
      <table:table table:name="시트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2017-11-08</text:date>, <text:time>17:50:3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a </meta:initial-creator>
    <meta:creation-date>2017-11-08T14:26:34.91</meta:creation-date>
    <dc:date>2017-11-08T17:50:36.29</dc:date>
    <dc:creator>nova </dc:creator>
    <meta:editing-duration>PT3H23M59S</meta:editing-duration>
    <meta:editing-cycles>4</meta:editing-cycles>
    <meta:generator>OpenOffice/4.1.4$Win32 OpenOffice.org_project/414m5$Build-9788</meta:generator>
    <meta:document-statistic meta:table-count="3" meta:cell-count="56" meta:object-count="0"/>
  </office:meta>
</office:document-meta>
</file>